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OTYPE TASKS:</text:p>
      <text:list xml:id="list6631257325944131254" text:style-name="L1">
        <text:list-item>
          <text:list>
            <text:list-header>
              <text:p text:style-name="P1"/>
            </text:list-header>
            <text:list-item>
              <text:p text:style-name="P1">DEFINE AN ART STYLE</text:p>
            </text:list-item>
          </text:list>
        </text:list-item>
      </text:list>
      <text:list xml:id="list6698658393462866860" text:style-name="L2">
        <text:list-item>
          <text:p text:style-name="P2">FEMALE AND MALE AI (OK)</text:p>
        </text:list-item>
        <text:list-item>
          <text:p text:style-name="P2">AI SIMPLE ROUTINE (OK)</text:p>
        </text:list-item>
        <text:list-item>
          <text:p text:style-name="P2">BASIC CAMERA MOVEMENT (OK)</text:p>
        </text:list-item>
        <text:list-item>
          <text:p text:style-name="P2">AI FEAR AND CURIOSITY MODIFIERS (OK)</text:p>
        </text:list-item>
        <text:list-item>
          <text:p text:style-name="P2">AI PANIC MODE</text:p>
        </text:list-item>
        <text:list-item>
          <text:p text:style-name="P2">PLANNING MODE</text:p>
        </text:list-item>
      </text:list>
      <text:list xml:id="list8911552029021656228" text:style-name="L3">
        <text:list-item>
          <text:p text:style-name="P3">HUNTING MODE</text:p>
        </text:list-item>
        <text:list-item>
          <text:p text:style-name="P3">BASIC MAP AND AI SPRITES (NO ANIMATIONS)</text:p>
        </text:list-item>
        <text:list-item>
          <text:p text:style-name="P3">SOME PROGRAMMER ART FOR THE LEVEL</text:p>
        </text:list-item>
      </text:list>
      <text:list xml:id="list32582079" text:continue-list="list6698658393462866860" text:style-name="L2">
        <text:list-item>
          <text:p text:style-name="P2">TRAPS UI</text:p>
        </text:list-item>
        <text:list-item>
          <text:p text:style-name="P2">AI MODIFIERS UI (SLOW, EXCITED)</text:p>
        </text:list-item>
        <text:list-item>
          <text:p text:style-name="P2">TRAPS PLACEMENT (LURE, BUMP , VICE AND MISC)</text:p>
        </text:list-item>
        <text:list-item>
          <text:p text:style-name="P2">GAME OVER AND WIN EVENTS</text:p>
        </text:list-item>
        <text:list-item>
          <text:p text:style-name="P2">AI SEX</text:p>
        </text:list-item>
        <text:list-item>
          <text:p text:style-name="P2">BASIC SCORE SYSTEM FOR FEAR LEVEL AND KILLING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9T11:51:54.90</meta:creation-date>
    <dc:date>2019-02-26T12:37:25.50</dc:date>
    <meta:editing-duration>PT9H22S</meta:editing-duration>
    <meta:editing-cycles>24</meta:editing-cycles>
    <meta:generator>OpenOffice/4.1.3$Win32 OpenOffice.org_project/413m1$Build-9783</meta:generator>
    <meta:document-statistic meta:table-count="0" meta:image-count="0" meta:object-count="0" meta:page-count="1" meta:paragraph-count="17" meta:word-count="91" meta:character-count="428"/>
  </office:meta>
</office:document-meta>
</file>